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language="ru" fo:country="RU" officeooo:rsid="000e2a1c" officeooo:paragraph-rsid="000e2a1c"/>
    </style:style>
    <style:style style:name="P2" style:family="paragraph" style:parent-style-name="Preformatted_20_Text">
      <style:text-properties fo:language="ru" fo:country="RU" officeooo:rsid="000f7846"/>
    </style:style>
    <style:style style:name="P3" style:family="paragraph" style:parent-style-name="Standard">
      <style:paragraph-properties fo:text-align="start" style:justify-single-word="false"/>
      <style:text-properties fo:language="ru" fo:country="RU" officeooo:rsid="000e2a1c" officeooo:paragraph-rsid="000e2a1c"/>
    </style:style>
    <style:style style:name="P4" style:family="paragraph" style:parent-style-name="Standard">
      <style:paragraph-properties fo:text-align="start" style:justify-single-word="false"/>
      <style:text-properties fo:language="ru" fo:country="RU" officeooo:rsid="000f7846" officeooo:paragraph-rsid="000f7846"/>
    </style:style>
    <style:style style:name="P5" style:family="paragraph" style:parent-style-name="Standard">
      <style:paragraph-properties fo:text-align="center" style:justify-single-word="false"/>
      <style:text-properties fo:font-size="20pt" fo:language="ru" fo:country="RU" fo:font-weight="bold" officeooo:rsid="000e2a1c" officeooo:paragraph-rsid="000e2a1c" style:font-size-asian="20pt" style:font-weight-asian="bold" style:font-size-complex="20pt" style:font-weight-complex="bold"/>
    </style:style>
    <style:style style:name="P6" style:family="paragraph" style:parent-style-name="Standard">
      <style:paragraph-properties fo:text-align="start" style:justify-single-word="false"/>
      <style:text-properties fo:language="en" fo:country="US" officeooo:rsid="000f7846" officeooo:paragraph-rsid="001015c6"/>
    </style:style>
    <style:style style:name="P7" style:family="paragraph" style:parent-style-name="Standard">
      <style:paragraph-properties fo:text-align="start" style:justify-single-word="false"/>
      <style:text-properties fo:language="en" fo:country="US" officeooo:rsid="000f7846" officeooo:paragraph-rsid="00120a7f"/>
    </style:style>
    <style:style style:name="T1" style:family="text">
      <style:text-properties officeooo:rsid="000f7846"/>
    </style:style>
    <style:style style:name="T2" style:family="text">
      <style:text-properties fo:color="#000000" loext:opacity="100%" fo:language="ru" fo:country="RU" officeooo:rsid="000e2a1c"/>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officeooo:rsid="000e2a1c"/>
    </style:style>
    <style:style style:name="T5" style:family="text">
      <style:text-properties fo:language="ru" fo:country="RU" officeooo:rsid="00120a7f"/>
    </style:style>
    <style:style style:name="T6" style:family="text">
      <style:text-properties officeooo:rsid="001015c6"/>
    </style:style>
    <style:style style:name="T7" style:family="text">
      <style:text-properties officeooo:rsid="00120a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Аннотация</text:p>
      <text:p text:style-name="P2">В предлагаемой статье обсуждаются способы вычисления основных управляющих параметров работы электролизной ванны (криолитовое отношение, выход по току, потери выхода по току), значения которых отражают стабильность проведения процесса промышленного электролиза алюминия. Своевременное реагирование на изменение этих управляющих параметров способствует увеличению эффективности производства алюминия. Предлагается модифицированное уравнение Нернста-Планка, позволяющее вычислять концентрации основных ионов, возникающих в процессе электролиза, при помощи которых находится криолитовое отношение, а также модифицированы формулы нахождения параметра потери выхода по току. Приводится наглядная графическая иллюстрация проведенных численных экспериментов для МГД-стабильных и МГД-нестабильных режимов работы ванны.</text:p>
      <text:p text:style-name="P1"><text:s/></text:p>
      <text:p text:style-name="P1"/>
      <text:p text:style-name="P4">Ключевые слова: управляющие параметры, электролиз, математическое моделирование, численные методы.</text:p>
      <text:p text:style-name="P4"/>
      <text:p text:style-name="P6">The proposed article discusses main control parameters calculati<text:span text:style-name="T6">on</text:span> methods <text:span text:style-name="T6">for</text:span> the electrolysis bath (cryolite ratio, current output, current output loss), the values of which reflect the industrial aluminum electrolysis process stability. Timely response to changes in these control parameters helps to increase the efficiency of aluminum production. A modified Nernst-Planck equation is proposed, which makes it possible to calculate the main ions arising concentrations during electrolysis, with the help of which the cryolite ratio is found, and modified the formulas for finding the current loss parameter. A numerical experiments graphic illustration for MHD-stable and MHD-unstable bath operation modes is provided.</text:p>
      <text:p text:style-name="P6"/>
      <text:p text:style-name="P7">The proposed article explores how to calculate key control parameters for the electrolysis bath, such as the cryolite ratio, current output, and current loss. These values are essential for understanding the stability of the industrial aluminum electrolysis process. By monitoring and adjusting these parameters in a timely manner, we can enhance the efficiency of aluminum production. A revised Nernst-Planck equation is introduced, enabling us to calculate the concentrations of the main ions formed during electrolysis. This equation aids in determining the cryolite ratio and modifying the formulas for calculating current loss. Additionally, a graphical illustration of numerical experiments is provided, comparing the operation of the bath <text:span text:style-name="T5">i</text:span><text:span text:style-name="T7">n</text:span> MHD-stable and MHD-unstable bath operation mod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2:27:42.527000000</meta:creation-date>
    <dc:date>2024-05-29T10:47:42.348000000</dc:date>
    <meta:editing-duration>PT32M9S</meta:editing-duration>
    <meta:editing-cycles>4</meta:editing-cycles>
    <meta:generator>LibreOffice/7.6.4.1$Windows_X86_64 LibreOffice_project/e19e193f88cd6c0525a17fb7a176ed8e6a3e2aa1</meta:generator>
    <meta:document-statistic meta:table-count="0" meta:image-count="0" meta:object-count="0" meta:page-count="1" meta:paragraph-count="6" meta:word-count="308" meta:character-count="2437" meta:non-whitespace-character-count="2133"/>
  </office:meta>
</office:document-meta>
</file>